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ResponseBodyAdvice.getContentType( MediaType content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ResponseBodyAdvice.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PResponseBodyAdvice.beforeBodyWriteInternal( JSONPObject jsonpObject , MediaType contentType , MethodParameter return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PResponseBodyAdvice.beforeBodyWrite( Object body , MethodParameter returnType , MediaType selectedContentType , Class &lt; ? extends HttpMessageConverter &lt; ? &gt; &gt; selectedConverterType , ServerHttpRequest request , ServerHttp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PResponseBodyAdvice.supports( MethodParameter returnType , Class &lt; ? extends HttpMessageConverter &lt; ? &gt; &gt; converter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